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b6c" officeooo:paragraph-rsid="0018f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frame wo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21:41:20.222646907</meta:creation-date>
    <dc:date>2015-09-12T21:43:24.212210158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4.2.8.2$Linux_X86_64 LibreOffice_project/420m0$Build-2</meta:generator>
  </office:meta>
</office:document-meta>
</file>